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P</mi>
            <mo stretchy="false">=</mo>
            <mrow>
              <msub>
                <mi>R</mi>
                <mrow>
                  <mi>y</mi>
                  <mi mathvariant="normal">θ</mi>
                </mrow>
              </msub>
              <mo stretchy="false">∗</mo>
              <msub>
                <mi>R</mi>
                <mrow>
                  <mi>x</mi>
                  <mi mathvariant="normal">ϕ</mi>
                </mrow>
              </msub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td>
                      <mtd>
                        <mn>0</mn>
                      </mtd>
                      <mtd>
                        <mrow>
                          <mi>sin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row>
                            <mo stretchy="false">−</mo>
                            <mi>sin</mi>
                          </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td>
                      <mtd>
                        <mn>0</mn>
                      </mtd>
                      <mtd>
                        <mrow>
                          <mi>cos</mi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</mrow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  <mo stretchy="false">∗</mo>
              <mrow>
                <mo fence="true" stretchy="true">[</mo>
                <mrow>
                  <mtable>
                    <mtr>
                      <mtd>
                        <mn>1</mn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row>
                          <mi>cos</mi>
                          <mrow>
                            <mo fence="true" stretchy="false">(</mo>
                            <mrow>
                              <mi mathvariant="normal">ϕ</mi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row>
                            <mo stretchy="false">−</mo>
                            <mi>sin</mi>
                          </mrow>
                          <mrow>
                            <mo fence="true" stretchy="false">(</mo>
                            <mrow>
                              <mi mathvariant="normal">ϕ</mi>
                            </mrow>
                            <mo fence="true" stretchy="false">)</mo>
                          </mrow>
                        </mrow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row>
                          <mi>sin</mi>
                          <mrow>
                            <mo fence="true" stretchy="false">(</mo>
                            <mrow>
                              <mi mathvariant="normal">ϕ</mi>
                            </mrow>
                            <mo fence="true" stretchy="false">)</mo>
                          </mrow>
                        </mrow>
                      </mtd>
                      <mtd>
                        <mrow>
                          <mi>cos</mi>
                          <mrow>
                            <mo fence="true" stretchy="false">(</mo>
                            <mrow>
                              <mi mathvariant="normal">ϕ</mi>
                            </mrow>
                            <mo fence="true" stretchy="false">)</mo>
                          </mrow>
                        </mrow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td>
                    <mtd>
                      <mrow>
                        <mi>sin</mi>
                        <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o stretchy="false">∗</mo>
                          <mi>sin</mi>
                        </mrow>
                        <mrow>
                          <mo fence="true" stretchy="false">(</mo>
                          <mrow>
                            <mi mathvariant="normal">ϕ</mi>
                          </mrow>
                          <mo fence="true" stretchy="false">)</mo>
                        </mrow>
                      </mrow>
                    </mtd>
                    <mtd>
                      <mrow>
                        <mfrac>
                          <mn>1</mn>
                          <mn>2</mn>
                        </mfrac>
                        <mrow>
                          <mo fence="true" stretchy="false">(</mo>
                          <mrow>
                            <mrow>
                              <mi>sin</mi>
                              <mrow>
                                <mrow>
                                  <mo fence="true" stretchy="false">(</mo>
                                  <mrow>
                                    <mrow>
                                      <mi mathvariant="normal">θ</mi>
                                      <mo stretchy="false">+</mo>
                                      <mi mathvariant="normal">ϕ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i>sin</mi>
                              </mrow>
                              <mrow>
                                <mo fence="true" stretchy="false">(</mo>
                                <mrow>
                                  <mrow>
                                    <mi mathvariant="normal">θ</mi>
                                    <mo stretchy="false">−</mo>
                                    <mi mathvariant="normal">ϕ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row>
                        <mi>cos</mi>
                        <mrow>
                          <mo fence="true" stretchy="false">(</mo>
                          <mrow>
                            <mi mathvariant="normal">ϕ</mi>
                          </mrow>
                          <mo fence="true" stretchy="false">)</mo>
                        </mrow>
                      </mrow>
                    </mtd>
                    <mtd>
                      <mrow>
                        <mrow>
                          <mo stretchy="false">−</mo>
                          <mi>sin</mi>
                        </mrow>
                        <mrow>
                          <mo fence="true" stretchy="false">(</mo>
                          <mrow>
                            <mi mathvariant="normal">ϕ</mi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row>
                        <mrow>
                          <mo stretchy="false">−</mo>
                          <mi>si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td>
                    <mtd>
                      <mrow>
                        <mfrac>
                          <mn>1</mn>
                          <mn>2</mn>
                        </mfrac>
                        <mrow>
                          <mo fence="true" stretchy="false">(</mo>
                          <mrow>
                            <mrow>
                              <mi>sin</mi>
                              <mrow>
                                <mrow>
                                  <mo fence="true" stretchy="false">(</mo>
                                  <mrow>
                                    <mrow>
                                      <mi mathvariant="normal">ϕ</mi>
                                      <mo stretchy="false">+</mo>
                                      <mi mathvariant="normal">θ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i>sin</mi>
                              </mrow>
                              <mrow>
                                <mo fence="true" stretchy="false">(</mo>
                                <mrow>
                                  <mrow>
                                    <mi mathvariant="normal">ϕ</mi>
                                    <mo stretchy="false">−</mo>
                                    <mi mathvariant="normal">θ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td>
                    <mtd>
                      <mrow>
                        <mfrac>
                          <mn>1</mn>
                          <mn>2</mn>
                        </mfrac>
                        <mrow>
                          <mo fence="true" stretchy="false">(</mo>
                          <mrow>
                            <mrow>
                              <mi>cos</mi>
                              <mrow>
                                <mrow>
                                  <mo fence="true" stretchy="false">(</mo>
                                  <mrow>
                                    <mrow>
                                      <mi mathvariant="normal">ϕ</mi>
                                      <mo stretchy="false">+</mo>
                                      <mi mathvariant="normal">θ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i>cos</mi>
                              </mrow>
                              <mrow>
                                <mo fence="true" stretchy="false">(</mo>
                                <mrow>
                                  <mrow>
                                    <mi mathvariant="normal">ϕ</mi>
                                    <mo stretchy="false">−</mo>
                                    <mi mathvariant="normal">θ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i>L</mi>
            <mi>'</mi>
            <mi mathvariant="italic">inverse</mi>
            <mi>d</mi>
            <mi>'</mi>
            <mi mathvariant="italic">une</mi>
            <mi mathvariant="italic">matrice</mi>
            <mi mathvariant="italic">de</mi>
            <mi mathvariant="italic">rotation</mi>
            <mi mathvariant="italic">est</mi>
            <mi mathvariant="italic">sa</mi>
            <mi mathvariant="italic">transposée</mi>
            <mi>,</mi>
            <mi mathvariant="italic">qui</mi>
            <mi mathvariant="italic">est</mi>
            <mi mathvariant="italic">aussi</mi>
            <mi mathvariant="italic">une</mi>
            <mi mathvariant="italic">matrice</mi>
            <mi mathvariant="italic">de</mi>
            <mi mathvariant="italic">rotation</mi>
            <mi mathvariant="italic">et</mi>
            <mo stretchy="false">→</mo>
            <mi>A</mi>
            <mrow>
              <msup>
                <mi>A</mi>
                <mi>t</mi>
              </msup>
              <mo stretchy="false">=</mo>
              <mi>I</mi>
            </mrow>
            <mi mathvariant="italic">donc</mi>
            <mi mathvariant="normal">:</mi>
          </mrow>
        </mtd>
      </mtr>
      <mtr>
        <mtd>
          <mrow>
            <mi>Q</mi>
            <mo stretchy="false">=</mo>
            <mrow>
              <mo fence="true" stretchy="true">[</mo>
              <mrow>
                <mtable>
                  <mtr>
                    <mtd>
                      <mrow>
                        <mi>cos</mi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  <mtd>
                      <mrow>
                        <mrow>
                          <mo stretchy="false">−</mo>
                          <mi>sin</mi>
                        </mrow>
                        <mrow>
                          <mo fence="true" stretchy="false">(</mo>
                          <mrow>
                            <mi mathvariant="normal">θ</mi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row>
                        <mi>sin</mi>
                        <mrow>
                          <mrow>
                            <mo fence="true" stretchy="false">(</mo>
                            <mrow>
                              <mi mathvariant="normal">θ</mi>
                            </mrow>
                            <mo fence="true" stretchy="false">)</mo>
                          </mrow>
                          <mo stretchy="false">∗</mo>
                          <mi>sin</mi>
                        </mrow>
                        <mrow>
                          <mo fence="true" stretchy="false">(</mo>
                          <mrow>
                            <mi mathvariant="normal">ϕ</mi>
                          </mrow>
                          <mo fence="true" stretchy="false">)</mo>
                        </mrow>
                      </mrow>
                    </mtd>
                    <mtd>
                      <mrow>
                        <mi>cos</mi>
                        <mrow>
                          <mo fence="true" stretchy="false">(</mo>
                          <mrow>
                            <mi mathvariant="normal">ϕ</mi>
                          </mrow>
                          <mo fence="true" stretchy="false">)</mo>
                        </mrow>
                      </mrow>
                    </mtd>
                    <mtd>
                      <mrow>
                        <mfrac>
                          <mn>1</mn>
                          <mn>2</mn>
                        </mfrac>
                        <mrow>
                          <mo fence="true" stretchy="false">(</mo>
                          <mrow>
                            <mrow>
                              <mi>sin</mi>
                              <mrow>
                                <mrow>
                                  <mo fence="true" stretchy="false">(</mo>
                                  <mrow>
                                    <mrow>
                                      <mi mathvariant="normal">ϕ</mi>
                                      <mo stretchy="false">+</mo>
                                      <mi mathvariant="normal">θ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i>sin</mi>
                              </mrow>
                              <mrow>
                                <mo fence="true" stretchy="false">(</mo>
                                <mrow>
                                  <mrow>
                                    <mi mathvariant="normal">ϕ</mi>
                                    <mo stretchy="false">−</mo>
                                    <mi mathvariant="normal">θ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row>
                        <mfrac>
                          <mn>1</mn>
                          <mn>2</mn>
                        </mfrac>
                        <mrow>
                          <mo fence="true" stretchy="false">(</mo>
                          <mrow>
                            <mrow>
                              <mi>sin</mi>
                              <mrow>
                                <mrow>
                                  <mo fence="true" stretchy="false">(</mo>
                                  <mrow>
                                    <mrow>
                                      <mi mathvariant="normal">θ</mi>
                                      <mo stretchy="false">+</mo>
                                      <mi mathvariant="normal">ϕ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i>sin</mi>
                              </mrow>
                              <mrow>
                                <mo fence="true" stretchy="false">(</mo>
                                <mrow>
                                  <mrow>
                                    <mi mathvariant="normal">θ</mi>
                                    <mo stretchy="false">−</mo>
                                    <mi mathvariant="normal">ϕ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td>
                    <mtd>
                      <mrow>
                        <mrow>
                          <mo stretchy="false">−</mo>
                          <mi>sin</mi>
                        </mrow>
                        <mrow>
                          <mo fence="true" stretchy="false">(</mo>
                          <mrow>
                            <mi mathvariant="normal">ϕ</mi>
                          </mrow>
                          <mo fence="true" stretchy="false">)</mo>
                        </mrow>
                      </mrow>
                    </mtd>
                    <mtd>
                      <mrow>
                        <mfrac>
                          <mn>1</mn>
                          <mn>2</mn>
                        </mfrac>
                        <mrow>
                          <mo fence="true" stretchy="false">(</mo>
                          <mrow>
                            <mrow>
                              <mi>cos</mi>
                              <mrow>
                                <mrow>
                                  <mo fence="true" stretchy="false">(</mo>
                                  <mrow>
                                    <mrow>
                                      <mi mathvariant="normal">ϕ</mi>
                                      <mo stretchy="false">+</mo>
                                      <mi mathvariant="normal">θ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i>cos</mi>
                              </mrow>
                              <mrow>
                                <mo fence="true" stretchy="false">(</mo>
                                <mrow>
                                  <mrow>
                                    <mi mathvariant="normal">ϕ</mi>
                                    <mo stretchy="false">−</mo>
                                    <mi mathvariant="normal">θ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n>0</mn>
                    </mtd>
                    <mtd>
                      <mn>1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
stack{
 {P = R_{y%theta} * R_{x%phi} =

left [  
matrix{ 
cos( %theta ) # 0 # sin( %theta ) # 0 ## 
0 #  1 # 0 # 0 ##
-sin( %theta ) # 0 # cos( %theta ) # 0 ##
0 # 0 # 0 #1 } 
right ]

*

left [  
matrix{ 
1 # 0 # 0 # 0 ## 
0 # cos( %phi )  # -sin( %phi ) # 0 ##
0 # sin( %phi ) # cos( %phi ) # 0 ##
0 # 0 # 0 #1 } 
right ]

=

left [  
matrix{ 
cos( %theta ) # sin( %theta )*sin(%phi) # {1} over {2} (sin(%theta + %phi) + sin(%theta - %phi ))  # 0 ## 
0 # cos(%phi)  # -sin( %phi ) # 0 ##
-sin( %theta ) # {1} over {2} (sin( %phi + %theta ) + sin( %phi - %theta)) # {1} over {2} (cos( %phi + %theta ) + cos( %phi - %theta)) # 0 ##
0 # 0 # 0 #1 } 
right ]}

#
{  }
#

{ L'inverse d'une matrice de rotation est sa transposée, qui est aussi une matrice de rotation et -&gt; A A^{t} = I  donc:}

#
{ Q=

left [  
matrix{ 
cos( %theta ) # 0 # -sin(%theta)  # 0 ## 

sin( %theta )*sin(%phi) # cos(%phi)  # {1} over {2} (sin( %phi + %theta ) + sin( %phi - %theta)) # 0 ##

{1} over {2} (sin(%theta + %phi) + sin(%theta - %phi )) # -sin(%phi) # {1} over {2} (cos( %phi + %theta ) + cos( %phi - %theta)) # 0 ##

0 # 0 # 0 #1 } 
right ] }


}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20:16:33.299445108</meta:creation-date>
    <dc:date>2017-03-02T15:52:03.933627924</dc:date>
    <meta:editing-duration>PT5H49M35S</meta:editing-duration>
    <meta:editing-cycles>7</meta:editing-cycles>
    <meta:generator>LibreOffice/5.1.6.2$Linux_X86_64 LibreOffice_project/10m0$Build-2</meta:generator>
  </office:meta>
</office:document-meta>
</file>